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49mm"/>
    </style:style>
    <style:style style:name="co3" style:family="table-column">
      <style:table-column-properties fo:break-before="auto" style:column-width="57.5mm"/>
    </style:style>
    <style:style style:name="co4" style:family="table-column">
      <style:table-column-properties fo:break-before="auto" style:column-width="48.07mm"/>
    </style:style>
    <style:style style:name="co5" style:family="table-column">
      <style:table-column-properties fo:break-before="auto" style:column-width="32.01mm"/>
    </style:style>
    <style:style style:name="co6" style:family="table-column">
      <style:table-column-properties fo:break-before="auto" style:column-width="39.44mm"/>
    </style:style>
    <style:style style:name="co7" style:family="table-column">
      <style:table-column-properties fo:break-before="auto" style:column-width="32.46mm"/>
    </style:style>
    <style:style style:name="ro1" style:family="table-row">
      <style:table-row-properties style:row-height="8.82mm" fo:break-before="auto" style:use-optimal-row-height="false"/>
    </style:style>
    <style:style style:name="ro2" style:family="table-row">
      <style:table-row-properties style:row-height="6.7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dfcce4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fo:background-color="#adc5e7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2e0a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dfcce4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bee3d3"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c2e0ae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fffbcc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bce4e5"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109">
      <style:table-cell-properties fo:background-color="#eeeeee"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109">
      <style:table-cell-properties fo:background-color="#fffbcc" style:text-align-source="fix" style:repeat-content="false"/>
      <style:paragraph-properties fo:text-align="center" fo:margin-left="0mm"/>
    </style:style>
    <style:style style:name="ce22" style:family="table-cell" style:parent-style-name="Default" style:data-style-name="N109">
      <style:table-cell-properties fo:background-color="#c2e0ae" style:text-align-source="fix" style:repeat-content="fals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Default"/>
        <table:table-row table:style-name="ro1">
          <table:table-cell table:style-name="ce5" office:value-type="string" calcext:value-type="string" table:number-columns-spanned="7" table:number-rows-spanned="1">
            <text:p>NTP Drift Measurements</text:p>
          </table:table-cell>
          <table:covered-table-cell table:style-name="ce13"/>
          <table:covered-table-cell table:number-columns-repeated="5" table:style-name="Default"/>
          <table:table-cell/>
        </table:table-row>
        <table:table-row table:style-name="ro2">
          <table:table-cell table:style-name="ce9" office:value-type="string" calcext:value-type="string" table:number-columns-spanned="5" table:number-rows-spanned="1">
            <text:p>1PPM = 1us per second = 3.6ms per hour = 86,4ms per day</text:p>
          </table:table-cell>
          <table:covered-table-cell table:style-name="Default"/>
          <table:covered-table-cell table:style-name="ce9"/>
          <table:covered-table-cell table:number-columns-repeated="2" table:style-name="Default"/>
          <table:table-cell table:style-name="ce9" office:value-type="string" calcext:value-type="string" table:number-columns-spanned="2" table:number-rows-spanned="1">
            <text:p>PPM = Parts per million</text:p>
          </table:table-cell>
          <table:covered-table-cell table:style-name="Default"/>
          <table:table-cell/>
        </table:table-row>
        <table:table-row table:style-name="ro3">
          <table:table-cell/>
          <table:table-cell table:style-name="Default" table:number-columns-repeated="6"/>
          <table:table-cell/>
        </table:table-row>
        <table:table-row table:style-name="ro3">
          <table:table-cell table:style-name="ce1" office:value-type="string" calcext:value-type="string" table:number-columns-spanned="7" table:number-rows-spanned="1">
            <text:p>Raspberry 1 vs NTP Server</text:p>
          </table:table-cell>
          <table:covered-table-cell table:style-name="ce6"/>
          <table:covered-table-cell/>
          <table:covered-table-cell table:number-columns-repeated="4" table:style-name="ce3"/>
          <table:table-cell/>
        </table:table-row>
        <table:table-row table:style-name="ro3">
          <table:table-cell table:style-name="ce2"/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Last time updated</text:p>
          </table:table-cell>
          <table:table-cell table:style-name="ce7" office:value-type="string" calcext:value-type="string">
            <text:p>Drift (ppm)</text:p>
          </table:table-cell>
          <table:table-cell table:style-name="ce7" office:value-type="string" calcext:value-type="string">
            <text:p>Drift per second (us)</text:p>
          </table:table-cell>
          <table:table-cell table:style-name="ce7" office:value-type="string" calcext:value-type="string">
            <text:p>Drift per hour (ms)</text:p>
          </table:table-cell>
          <table:table-cell table:style-name="ce7" office:value-type="string" calcext:value-type="string">
            <text:p>Drift per day (ms)</text:p>
          </table:table-cell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ug 23 20:5 UTC</text:p>
          </table:table-cell>
          <table:table-cell office:value-type="float" office:value="-12.131" calcext:value-type="float">
            <text:p>-12,131</text:p>
          </table:table-cell>
          <table:table-cell table:formula="of:=ABS([.D6])" office:value-type="float" office:value="12.131" calcext:value-type="float">
            <text:p>12,131</text:p>
          </table:table-cell>
          <table:table-cell table:formula="of:=ABS([.D6])*3.6" office:value-type="float" office:value="43.6716" calcext:value-type="float">
            <text:p>43,672</text:p>
          </table:table-cell>
          <table:table-cell table:formula="of:=ABS([.D6])*86.4" office:value-type="float" office:value="1048.1184" calcext:value-type="float">
            <text:p>1048,118</text:p>
          </table:table-cell>
          <table:table-cell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ug 28 18:30 UTC</text:p>
          </table:table-cell>
          <table:table-cell office:value-type="float" office:value="-12.024" calcext:value-type="float">
            <text:p>-12,024</text:p>
          </table:table-cell>
          <table:table-cell table:formula="of:=ABS([.D7])" office:value-type="float" office:value="12.024" calcext:value-type="float">
            <text:p>12,024</text:p>
          </table:table-cell>
          <table:table-cell table:formula="of:=ABS([.D7])*3.6" office:value-type="float" office:value="43.2864" calcext:value-type="float">
            <text:p>43,286</text:p>
          </table:table-cell>
          <table:table-cell table:formula="of:=ABS([.D7])*86.4" office:value-type="float" office:value="1038.8736" calcext:value-type="float">
            <text:p>1038,874</text:p>
          </table:table-cell>
          <table:table-cell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ug 28 19:30 UTC</text:p>
          </table:table-cell>
          <table:table-cell office:value-type="float" office:value="-11.867" calcext:value-type="float">
            <text:p>-11,867</text:p>
          </table:table-cell>
          <table:table-cell table:formula="of:=ABS([.D8])" office:value-type="float" office:value="11.867" calcext:value-type="float">
            <text:p>11,867</text:p>
          </table:table-cell>
          <table:table-cell table:formula="of:=ABS([.D8])*3.6" office:value-type="float" office:value="42.7212" calcext:value-type="float">
            <text:p>42,721</text:p>
          </table:table-cell>
          <table:table-cell table:formula="of:=ABS([.D8])*86.4" office:value-type="float" office:value="1025.3088" calcext:value-type="float">
            <text:p>1025,309</text:p>
          </table:table-cell>
          <table:table-cell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ug 28 20:30 UTC</text:p>
          </table:table-cell>
          <table:table-cell office:value-type="float" office:value="-11.621" calcext:value-type="float">
            <text:p>-11,621</text:p>
          </table:table-cell>
          <table:table-cell table:formula="of:=ABS([.D9])" office:value-type="float" office:value="11.621" calcext:value-type="float">
            <text:p>11,621</text:p>
          </table:table-cell>
          <table:table-cell table:formula="of:=ABS([.D9])*3.6" office:value-type="float" office:value="41.8356" calcext:value-type="float">
            <text:p>41,836</text:p>
          </table:table-cell>
          <table:table-cell table:formula="of:=ABS([.D9])*86.4" office:value-type="float" office:value="1004.0544" calcext:value-type="float">
            <text:p>1004,054</text:p>
          </table:table-cell>
          <table:table-cell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ug 28 21:30 UTC</text:p>
          </table:table-cell>
          <table:table-cell office:value-type="float" office:value="-11.408" calcext:value-type="float">
            <text:p>-11,408</text:p>
          </table:table-cell>
          <table:table-cell table:formula="of:=ABS([.D10])" office:value-type="float" office:value="11.408" calcext:value-type="float">
            <text:p>11,408</text:p>
          </table:table-cell>
          <table:table-cell table:formula="of:=ABS([.D10])*3.6" office:value-type="float" office:value="41.0688" calcext:value-type="float">
            <text:p>41,069</text:p>
          </table:table-cell>
          <table:table-cell table:formula="of:=ABS([.D10])*86.4" office:value-type="float" office:value="985.6512" calcext:value-type="float">
            <text:p>985,651</text:p>
          </table:table-cell>
          <table:table-cell/>
        </table:table-row>
        <table:table-row table:style-name="ro3">
          <table:table-cell/>
          <table:table-cell table:style-name="ce16" office:value-type="string" calcext:value-type="string">
            <text:p>Average</text:p>
          </table:table-cell>
          <table:table-cell table:style-name="ce16"/>
          <table:table-cell table:style-name="ce20" table:formula="of:=AVERAGE([.D6:.D10])" office:value-type="float" office:value="-11.8102" calcext:value-type="float">
            <text:p>-11,810</text:p>
          </table:table-cell>
          <table:table-cell table:style-name="ce20" table:formula="of:=AVERAGE([.E6:.E10])" office:value-type="float" office:value="11.8102" calcext:value-type="float">
            <text:p>11,810</text:p>
          </table:table-cell>
          <table:table-cell table:style-name="ce20" table:formula="of:=AVERAGE([.F6:.F10])" office:value-type="float" office:value="42.51672" calcext:value-type="float">
            <text:p>42,517</text:p>
          </table:table-cell>
          <table:table-cell table:style-name="ce20" table:formula="of:=AVERAGE([.G6:.G10])" office:value-type="float" office:value="1020.40128" calcext:value-type="float">
            <text:p>1020,401</text:p>
          </table:table-cell>
          <table:table-cell/>
        </table:table-row>
        <table:table-row table:style-name="ro3">
          <table:table-cell table:style-name="ce3"/>
          <table:table-cell table:style-name="ce17" office:value-type="string" calcext:value-type="string">
            <text:p>Desvest</text:p>
          </table:table-cell>
          <table:table-cell table:style-name="ce17"/>
          <table:table-cell table:style-name="ce21" table:formula="of:=STDEV([.D6:.D10])" office:value-type="float" office:value="0.295554901837205" calcext:value-type="float">
            <text:p>0,296</text:p>
          </table:table-cell>
          <table:table-cell table:style-name="ce21" table:formula="of:=STDEV([.E6:.E10])" office:value-type="float" office:value="0.295554901837205" calcext:value-type="float">
            <text:p>0,296</text:p>
          </table:table-cell>
          <table:table-cell table:style-name="ce21" table:formula="of:=STDEV([.F6:.F10])" office:value-type="float" office:value="1.06399764661394" calcext:value-type="float">
            <text:p>1,064</text:p>
          </table:table-cell>
          <table:table-cell table:style-name="ce21" table:formula="of:=STDEV([.G6:.G10])" office:value-type="float" office:value="25.5359435187345" calcext:value-type="float">
            <text:p>25,536</text:p>
          </table:table-cell>
          <table:table-cell/>
        </table:table-row>
        <table:table-row table:style-name="ro3" table:number-rows-repeated="2">
          <table:table-cell table:style-name="ce3"/>
          <table:table-cell table:number-columns-repeated="7"/>
        </table:table-row>
        <table:table-row table:style-name="ro3">
          <table:table-cell table:style-name="ce4" office:value-type="string" calcext:value-type="string" table:number-columns-spanned="7" table:number-rows-spanned="1">
            <text:p>Raspberry 2 vs NTP Server</text:p>
          </table:table-cell>
          <table:covered-table-cell table:style-name="ce6"/>
          <table:covered-table-cell table:number-columns-repeated="5"/>
          <table:table-cell/>
        </table:table-row>
        <table:table-row table:style-name="ro3">
          <table:table-cell table:style-name="ce2"/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Last time updated</text:p>
          </table:table-cell>
          <table:table-cell table:style-name="ce22" office:value-type="string" calcext:value-type="string">
            <text:p>Drift (ppm)</text:p>
          </table:table-cell>
          <table:table-cell table:style-name="ce22" office:value-type="string" calcext:value-type="string">
            <text:p>Drift per second (us)</text:p>
          </table:table-cell>
          <table:table-cell table:style-name="ce22" office:value-type="string" calcext:value-type="string">
            <text:p>Drift per hour (ms)</text:p>
          </table:table-cell>
          <table:table-cell table:style-name="ce22" office:value-type="string" calcext:value-type="string">
            <text:p>Drift per day (ms)</text:p>
          </table:table-cell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ug 28 17:12 UTC</text:p>
          </table:table-cell>
          <table:table-cell office:value-type="float" office:value="-1.627" calcext:value-type="float">
            <text:p>-1,627</text:p>
          </table:table-cell>
          <table:table-cell table:formula="of:=ABS([.D17])" office:value-type="float" office:value="1.627" calcext:value-type="float">
            <text:p>1,627</text:p>
          </table:table-cell>
          <table:table-cell table:formula="of:=ABS([.D17])*3.6" office:value-type="float" office:value="5.8572" calcext:value-type="float">
            <text:p>5,857</text:p>
          </table:table-cell>
          <table:table-cell table:formula="of:=ABS([.D17])*86.4" office:value-type="float" office:value="140.5728" calcext:value-type="float">
            <text:p>140,573</text:p>
          </table:table-cell>
          <table:table-cell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ug 28 18:28 UTC</text:p>
          </table:table-cell>
          <table:table-cell office:value-type="float" office:value="-3.26" calcext:value-type="float">
            <text:p>-3,260</text:p>
          </table:table-cell>
          <table:table-cell table:formula="of:=ABS([.D18])" office:value-type="float" office:value="3.26" calcext:value-type="float">
            <text:p>3,260</text:p>
          </table:table-cell>
          <table:table-cell table:formula="of:=ABS([.D18])*3.6" office:value-type="float" office:value="11.736" calcext:value-type="float">
            <text:p>11,736</text:p>
          </table:table-cell>
          <table:table-cell table:formula="of:=ABS([.D18])*86.4" office:value-type="float" office:value="281.664" calcext:value-type="float">
            <text:p>281,664</text:p>
          </table:table-cell>
          <table:table-cell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ug 28 19:28 UTC</text:p>
          </table:table-cell>
          <table:table-cell office:value-type="float" office:value="-3.845" calcext:value-type="float">
            <text:p>-3,845</text:p>
          </table:table-cell>
          <table:table-cell table:formula="of:=ABS([.D19])" office:value-type="float" office:value="3.845" calcext:value-type="float">
            <text:p>3,845</text:p>
          </table:table-cell>
          <table:table-cell table:formula="of:=ABS([.D19])*3.6" office:value-type="float" office:value="13.842" calcext:value-type="float">
            <text:p>13,842</text:p>
          </table:table-cell>
          <table:table-cell table:formula="of:=ABS([.D19])*86.4" office:value-type="float" office:value="332.208" calcext:value-type="float">
            <text:p>332,208</text:p>
          </table:table-cell>
          <table:table-cell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ug 28 20:28 UTC</text:p>
          </table:table-cell>
          <table:table-cell office:value-type="float" office:value="-4.09" calcext:value-type="float">
            <text:p>-4,090</text:p>
          </table:table-cell>
          <table:table-cell table:formula="of:=ABS([.D20])" office:value-type="float" office:value="4.09" calcext:value-type="float">
            <text:p>4,090</text:p>
          </table:table-cell>
          <table:table-cell table:formula="of:=ABS([.D20])*3.6" office:value-type="float" office:value="14.724" calcext:value-type="float">
            <text:p>14,724</text:p>
          </table:table-cell>
          <table:table-cell table:formula="of:=ABS([.D20])*86.4" office:value-type="float" office:value="353.376" calcext:value-type="float">
            <text:p>353,376</text:p>
          </table:table-cell>
          <table:table-cell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ug 28 21:28 UTC</text:p>
          </table:table-cell>
          <table:table-cell office:value-type="float" office:value="-4.491" calcext:value-type="float">
            <text:p>-4,491</text:p>
          </table:table-cell>
          <table:table-cell table:formula="of:=ABS([.D21])" office:value-type="float" office:value="4.491" calcext:value-type="float">
            <text:p>4,491</text:p>
          </table:table-cell>
          <table:table-cell table:formula="of:=ABS([.D21])*3.6" office:value-type="float" office:value="16.1676" calcext:value-type="float">
            <text:p>16,168</text:p>
          </table:table-cell>
          <table:table-cell table:formula="of:=ABS([.D21])*86.4" office:value-type="float" office:value="388.0224" calcext:value-type="float">
            <text:p>388,022</text:p>
          </table:table-cell>
          <table:table-cell/>
        </table:table-row>
        <table:table-row table:style-name="ro3">
          <table:table-cell/>
          <table:table-cell table:style-name="ce16" office:value-type="string" calcext:value-type="string">
            <text:p>Average</text:p>
          </table:table-cell>
          <table:table-cell table:style-name="ce16"/>
          <table:table-cell table:style-name="ce20" table:formula="of:=AVERAGE([.D17:.D21])" office:value-type="float" office:value="-3.4626" calcext:value-type="float">
            <text:p>-3,463</text:p>
          </table:table-cell>
          <table:table-cell table:style-name="ce20" table:formula="of:=AVERAGE([.E17:.E21])" office:value-type="float" office:value="3.4626" calcext:value-type="float">
            <text:p>3,463</text:p>
          </table:table-cell>
          <table:table-cell table:style-name="ce20" table:formula="of:=AVERAGE([.F17:.F21])" office:value-type="float" office:value="12.46536" calcext:value-type="float">
            <text:p>12,465</text:p>
          </table:table-cell>
          <table:table-cell table:style-name="ce20" table:formula="of:=AVERAGE([.G17:.G21])" office:value-type="float" office:value="299.16864" calcext:value-type="float">
            <text:p>299,169</text:p>
          </table:table-cell>
          <table:table-cell/>
        </table:table-row>
        <table:table-row table:style-name="ro3">
          <table:table-cell table:style-name="ce3"/>
          <table:table-cell table:style-name="ce17" office:value-type="string" calcext:value-type="string">
            <text:p>Desvest</text:p>
          </table:table-cell>
          <table:table-cell table:style-name="ce17"/>
          <table:table-cell table:style-name="ce21" table:formula="of:=STDEV([.D17:.D21])" office:value-type="float" office:value="1.11892148964974" calcext:value-type="float">
            <text:p>1,119</text:p>
          </table:table-cell>
          <table:table-cell table:style-name="ce21" table:formula="of:=STDEV([.E17:.E21])" office:value-type="float" office:value="1.11892148964974" calcext:value-type="float">
            <text:p>1,119</text:p>
          </table:table-cell>
          <table:table-cell table:style-name="ce21" table:formula="of:=STDEV([.F17:.F21])" office:value-type="float" office:value="4.02811736273908" calcext:value-type="float">
            <text:p>4,028</text:p>
          </table:table-cell>
          <table:table-cell table:style-name="ce21" table:formula="of:=STDEV([.G17:.G21])" office:value-type="float" office:value="96.6748167057378" calcext:value-type="float">
            <text:p>96,675</text:p>
          </table:table-cell>
          <table:table-cell/>
        </table:table-row>
        <table:table-row table:style-name="ro3" table:number-rows-repeated="2">
          <table:table-cell table:style-name="ce3"/>
          <table:table-cell table:number-columns-repeated="7"/>
        </table:table-row>
        <table:table-row table:style-name="ro3">
          <table:table-cell table:style-name="ce4" office:value-type="string" calcext:value-type="string" table:number-columns-spanned="7" table:number-rows-spanned="1">
            <text:p>Raspberry 3 vs NTP Server</text:p>
          </table:table-cell>
          <table:covered-table-cell table:style-name="ce6"/>
          <table:covered-table-cell table:number-columns-repeated="5"/>
          <table:table-cell/>
        </table:table-row>
        <table:table-row table:style-name="ro3">
          <table:table-cell table:style-name="ce2"/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Last time updated</text:p>
          </table:table-cell>
          <table:table-cell table:style-name="ce22" office:value-type="string" calcext:value-type="string">
            <text:p>Drift (ppm)</text:p>
          </table:table-cell>
          <table:table-cell table:style-name="ce22" office:value-type="string" calcext:value-type="string">
            <text:p>Drift per second (us)</text:p>
          </table:table-cell>
          <table:table-cell table:style-name="ce22" office:value-type="string" calcext:value-type="string">
            <text:p>Drift per hour (ms)</text:p>
          </table:table-cell>
          <table:table-cell table:style-name="ce22" office:value-type="string" calcext:value-type="string">
            <text:p>Drift per day (ms)</text:p>
          </table:table-cell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ug 24 10:14 UTC</text:p>
          </table:table-cell>
          <table:table-cell office:value-type="float" office:value="-6.304" calcext:value-type="float">
            <text:p>-6,304</text:p>
          </table:table-cell>
          <table:table-cell table:formula="of:=ABS([.D28])" office:value-type="float" office:value="6.304" calcext:value-type="float">
            <text:p>6,304</text:p>
          </table:table-cell>
          <table:table-cell table:formula="of:=ABS([.D28])*3.6" office:value-type="float" office:value="22.6944" calcext:value-type="float">
            <text:p>22,694</text:p>
          </table:table-cell>
          <table:table-cell table:formula="of:=ABS([.D28])*86.4" office:value-type="float" office:value="544.6656" calcext:value-type="float">
            <text:p>544,666</text:p>
          </table:table-cell>
          <table:table-cell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ug 28 18:28 UTC</text:p>
          </table:table-cell>
          <table:table-cell office:value-type="float" office:value="-6.726" calcext:value-type="float">
            <text:p>-6,726</text:p>
          </table:table-cell>
          <table:table-cell table:formula="of:=ABS([.D29])" office:value-type="float" office:value="6.726" calcext:value-type="float">
            <text:p>6,726</text:p>
          </table:table-cell>
          <table:table-cell table:formula="of:=ABS([.D29])*3.6" office:value-type="float" office:value="24.2136" calcext:value-type="float">
            <text:p>24,214</text:p>
          </table:table-cell>
          <table:table-cell table:formula="of:=ABS([.D29])*86.4" office:value-type="float" office:value="581.1264" calcext:value-type="float">
            <text:p>581,126</text:p>
          </table:table-cell>
          <table:table-cell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ug 28 19:28 UTC</text:p>
          </table:table-cell>
          <table:table-cell office:value-type="float" office:value="-6.382" calcext:value-type="float">
            <text:p>-6,382</text:p>
          </table:table-cell>
          <table:table-cell table:formula="of:=ABS([.D30])" office:value-type="float" office:value="6.382" calcext:value-type="float">
            <text:p>6,382</text:p>
          </table:table-cell>
          <table:table-cell table:formula="of:=ABS([.D30])*3.6" office:value-type="float" office:value="22.9752" calcext:value-type="float">
            <text:p>22,975</text:p>
          </table:table-cell>
          <table:table-cell table:formula="of:=ABS([.D30])*86.4" office:value-type="float" office:value="551.4048" calcext:value-type="float">
            <text:p>551,405</text:p>
          </table:table-cell>
          <table:table-cell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ug 28 20:28 UTC</text:p>
          </table:table-cell>
          <table:table-cell office:value-type="float" office:value="-6.275" calcext:value-type="float">
            <text:p>-6,275</text:p>
          </table:table-cell>
          <table:table-cell table:formula="of:=ABS([.D31])" office:value-type="float" office:value="6.275" calcext:value-type="float">
            <text:p>6,275</text:p>
          </table:table-cell>
          <table:table-cell table:formula="of:=ABS([.D31])*3.6" office:value-type="float" office:value="22.59" calcext:value-type="float">
            <text:p>22,590</text:p>
          </table:table-cell>
          <table:table-cell table:formula="of:=ABS([.D31])*86.4" office:value-type="float" office:value="542.16" calcext:value-type="float">
            <text:p>542,160</text:p>
          </table:table-cell>
          <table:table-cell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ug 28 21:28 UTC</text:p>
          </table:table-cell>
          <table:table-cell office:value-type="float" office:value="-6.125" calcext:value-type="float">
            <text:p>-6,125</text:p>
          </table:table-cell>
          <table:table-cell table:formula="of:=ABS([.D32])" office:value-type="float" office:value="6.125" calcext:value-type="float">
            <text:p>6,125</text:p>
          </table:table-cell>
          <table:table-cell table:formula="of:=ABS([.D32])*3.6" office:value-type="float" office:value="22.05" calcext:value-type="float">
            <text:p>22,050</text:p>
          </table:table-cell>
          <table:table-cell table:formula="of:=ABS([.D32])*86.4" office:value-type="float" office:value="529.2" calcext:value-type="float">
            <text:p>529,200</text:p>
          </table:table-cell>
          <table:table-cell/>
        </table:table-row>
        <table:table-row table:style-name="ro3">
          <table:table-cell/>
          <table:table-cell table:style-name="ce16" office:value-type="string" calcext:value-type="string">
            <text:p>Average</text:p>
          </table:table-cell>
          <table:table-cell table:style-name="ce16"/>
          <table:table-cell table:style-name="ce20" table:formula="of:=AVERAGE([.D28:.D32])" office:value-type="float" office:value="-6.3624" calcext:value-type="float">
            <text:p>-6,362</text:p>
          </table:table-cell>
          <table:table-cell table:style-name="ce20" table:formula="of:=AVERAGE([.E28:.E32])" office:value-type="float" office:value="6.3624" calcext:value-type="float">
            <text:p>6,362</text:p>
          </table:table-cell>
          <table:table-cell table:style-name="ce20" table:formula="of:=AVERAGE([.F28:.F32])" office:value-type="float" office:value="22.90464" calcext:value-type="float">
            <text:p>22,905</text:p>
          </table:table-cell>
          <table:table-cell table:style-name="ce20" table:formula="of:=AVERAGE([.G28:.G32])" office:value-type="float" office:value="549.71136" calcext:value-type="float">
            <text:p>549,711</text:p>
          </table:table-cell>
          <table:table-cell/>
        </table:table-row>
        <table:table-row table:style-name="ro3">
          <table:table-cell table:style-name="ce3"/>
          <table:table-cell table:style-name="ce17" office:value-type="string" calcext:value-type="string">
            <text:p>Desvest</text:p>
          </table:table-cell>
          <table:table-cell table:style-name="ce17"/>
          <table:table-cell table:style-name="ce21" table:formula="of:=STDEV([.D28:.D32])" office:value-type="float" office:value="0.223605232496916" calcext:value-type="float">
            <text:p>0,224</text:p>
          </table:table-cell>
          <table:table-cell table:style-name="ce21" table:formula="of:=STDEV([.E28:.E32])" office:value-type="float" office:value="0.223605232496916" calcext:value-type="float">
            <text:p>0,224</text:p>
          </table:table-cell>
          <table:table-cell table:style-name="ce21" table:formula="of:=STDEV([.F28:.F32])" office:value-type="float" office:value="0.804978836988898" calcext:value-type="float">
            <text:p>0,805</text:p>
          </table:table-cell>
          <table:table-cell table:style-name="ce21" table:formula="of:=STDEV([.G28:.G32])" office:value-type="float" office:value="19.3194920877335" calcext:value-type="float">
            <text:p>19,319</text:p>
          </table:table-cell>
          <table:table-cell/>
        </table:table-row>
        <table:table-row table:style-name="ro3">
          <table:table-cell table:style-name="ce3"/>
          <table:table-cell table:number-columns-repeated="2"/>
          <table:table-cell table:style-name="ce3" table:number-columns-repeated="4"/>
          <table:table-cell/>
        </table:table-row>
        <table:table-row table:style-name="ro3">
          <table:table-cell table:style-name="ce3"/>
          <table:table-cell table:style-name="Default" table:number-columns-repeated="4"/>
          <table:table-cell table:style-name="ce3" table:number-columns-repeated="2"/>
          <table:table-cell/>
        </table:table-row>
        <table:table-row table:style-name="ro3">
          <table:table-cell table:style-name="ce3"/>
          <table:table-cell/>
          <table:table-cell table:style-name="ce7" office:value-type="string" calcext:value-type="string">
            <text:p>Raspberry 1 vs Raspberry 2</text:p>
          </table:table-cell>
          <table:table-cell table:style-name="ce7" office:value-type="string" calcext:value-type="string">
            <text:p>Raspberry 1 vs Raspberry 3</text:p>
          </table:table-cell>
          <table:table-cell table:style-name="ce7" office:value-type="string" calcext:value-type="string">
            <text:p>Raspberry 2 vs Raspberry 3</text:p>
          </table:table-cell>
          <table:table-cell table:style-name="ce3" table:number-columns-repeated="2"/>
          <table:table-cell/>
        </table:table-row>
        <table:table-row table:style-name="ro3">
          <table:table-cell table:style-name="ce3"/>
          <table:table-cell table:style-name="ce18" office:value-type="string" calcext:value-type="string">
            <text:p>Avg drift per second (us)</text:p>
          </table:table-cell>
          <table:table-cell table:style-name="ce19" table:formula="of:=ABS(ABS([.E11])-ABS([.E22]))" office:value-type="float" office:value="8.3476" calcext:value-type="float">
            <text:p>8,348</text:p>
          </table:table-cell>
          <table:table-cell table:formula="of:=ABS(ABS([.E11])-ABS([.E33]))" office:value-type="float" office:value="5.4478" calcext:value-type="float">
            <text:p>5,448</text:p>
          </table:table-cell>
          <table:table-cell table:formula="of:=ABS(ABS([.E22])-ABS([.E33]))" office:value-type="float" office:value="2.8998" calcext:value-type="float">
            <text:p>2,900</text:p>
          </table:table-cell>
          <table:table-cell table:style-name="ce3" table:number-columns-repeated="2"/>
          <table:table-cell/>
        </table:table-row>
        <table:table-row table:style-name="ro3">
          <table:table-cell table:style-name="ce3"/>
          <table:table-cell table:style-name="ce18" office:value-type="string" calcext:value-type="string">
            <text:p><text:span text:style-name="T1">Avg d</text:span>rift per hour (ms)</text:p>
          </table:table-cell>
          <table:table-cell table:style-name="ce19" table:formula="of:=ABS(ABS([.F11])-ABS([.F22]))" office:value-type="float" office:value="30.05136" calcext:value-type="float">
            <text:p>30,051</text:p>
          </table:table-cell>
          <table:table-cell table:formula="of:=ABS(ABS([.F11])-ABS([.F33]))" office:value-type="float" office:value="19.61208" calcext:value-type="float">
            <text:p>19,612</text:p>
          </table:table-cell>
          <table:table-cell table:formula="of:=ABS(ABS([.F22])-ABS([.F33]))" office:value-type="float" office:value="10.43928" calcext:value-type="float">
            <text:p>10,439</text:p>
          </table:table-cell>
          <table:table-cell table:style-name="ce3" table:number-columns-repeated="2"/>
          <table:table-cell/>
        </table:table-row>
        <table:table-row table:style-name="ro3">
          <table:table-cell/>
          <table:table-cell table:style-name="ce18" office:value-type="string" calcext:value-type="string">
            <text:p><text:span text:style-name="T1">Avg d</text:span>rift per day (ms)</text:p>
          </table:table-cell>
          <table:table-cell table:style-name="ce19" table:formula="of:=ABS(ABS([.G11])-ABS([.G22]))" office:value-type="float" office:value="721.23264" calcext:value-type="float">
            <text:p>721,233</text:p>
          </table:table-cell>
          <table:table-cell table:formula="of:=ABS(ABS([.G11])-ABS([.G33]))" office:value-type="float" office:value="470.68992" calcext:value-type="float">
            <text:p>470,690</text:p>
          </table:table-cell>
          <table:table-cell table:formula="of:=ABS(ABS([.G22])-ABS([.G33]))" office:value-type="float" office:value="250.54272" calcext:value-type="float">
            <text:p>250,543</text:p>
          </table:table-cell>
          <table:table-cell table:style-name="Default" table:number-columns-repeated="2"/>
          <table:table-cell/>
        </table:table-row>
        <table:table-row table:style-name="ro3">
          <table:table-cell table:number-columns-repeated="3"/>
          <table:table-cell table:style-name="ce3" table:number-columns-repeated="2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5" loext:min-decimal-places="5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1" loext:min-decimal-places="1"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1">00/00/0000</text:date>, <text:time style:data-style-name="N2" text:time-value="14:50:19.53177132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19:28:49.816691288</meta:creation-date>
    <dc:date>2018-10-11T15:29:20.187062475</dc:date>
    <meta:editing-duration>PT2H53M14S</meta:editing-duration>
    <meta:editing-cycles>35</meta:editing-cycles>
    <meta:generator>LibreOffice/6.0.3.2$Linux_X86_64 LibreOffice_project/00m0$Build-2</meta:generator>
    <meta:document-statistic meta:table-count="1" meta:cell-count="159" meta:object-count="0"/>
  </office:meta>
</office:document-meta>
</file>